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0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2" style:family="presentation" style:parent-style-name="Address-notes">
      <style:graphic-properties draw:fill-color="#ffffff" fo:min-height="13.365cm"/>
    </style:style>
    <style:style style:name="pr13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4.801cm" style:use-optimal-column-width="false"/>
    </style:style>
    <style:style style:name="co2" style:family="table-column">
      <style:table-column-properties style:column-width="4.807cm" style:use-optimal-column-width="false"/>
    </style:style>
    <style:style style:name="ro1" style:family="table-row">
      <style:table-row-properties style:row-height="1.278cm"/>
    </style:style>
    <style:style style:name="ro2" style:family="table-row">
      <style:table-row-properties style:row-height="1.281cm"/>
    </style:style>
    <style:style style:name="ce1" style:family="table-cell">
      <style:graphic-properties style:repeat="repeat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text-align="start" style:font-independent-line-spacing="true"/>
      <style:text-properties fo:font-size="16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 style:font-independent-line-spacing="true"/>
      <style:text-properties fo:font-size="14pt"/>
    </style:style>
    <style:style style:name="P8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font-size="1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6pt" fo:font-weight="normal" style:font-weight-asian="normal" style:font-weight-complex="normal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3366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le_20_Slide" presentation:presentation-page-layout-name="AL1T0" presentation:use-date-time-name="dtd1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FILE OPERATIONS</text:span></text:p>
          </draw:text-box>
        </draw:frame>
        <draw:frame draw:name="Text Placeholder 2" presentation:style-name="pr2" draw:text-style-name="P3" draw:layer="layout" svg:width="9cm" svg:height="1.057cm" svg:x="11.2cm" svg:y="7.6cm" presentation:class="outline" presentation:user-transformed="true">
          <draw:text-box>
            <text:list text:style-name="L2">
              <text:list-header>
                <text:p><text:span text:style-name="T2">Pritam Krishna Mali.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use-date-time-name="dtd1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TABLE OF CONTENTS</text:span></text:p>
          </draw:text-box>
        </draw:frame>
        <draw:frame draw:name="Content Placeholder 4"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3">
              <text:list-item>
                <text:p text:style-name="P1"><text:span text:style-name="T4">Introduction </text:span></text:p>
              </text:list-item>
              <text:list-item>
                <text:p text:style-name="P1"><text:span text:style-name="T4">FILE structure and FILE pointer</text:span></text:p>
              </text:list-item>
              <text:list-item>
                <text:p text:style-name="P1"><text:span text:style-name="T4">Modes of accessing</text:span></text:p>
              </text:list-item>
              <text:list-item>
                <text:p text:style-name="P1"><text:span text:style-name="T4">File Operations</text:span></text:p>
                <text:list>
                  <text:list-header>
                    <text:p>4.1 Open</text:p>
                    <text:p>4.2 Close</text:p>
                    <text:p>4.3 Write</text:p>
                    <text:p>4.4 Read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date-time-name="dtd1" xml:id="id3" draw:id="id3">
        <office:forms form:automatic-focus="false" form:apply-design-mode="false"/>
        <draw:frame draw:name="Title 2" presentation:style-name="pr4" draw:text-style-name="P4" draw:layer="layout" svg:width="18.202cm" svg:height="0.888cm" svg:x="0.4cm" svg:y="0.2cm" presentation:class="title" presentation:user-transformed="true">
          <draw:text-box>
            <text:p text:style-name="P1"><text:span text:style-name="T3">Introduction of file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6"><text:span text:style-name="T5">What is a File</text:span><text:span text:style-name="T6">?</text:span></text:p>
                <text:list>
                  <text:list-header>
                    <text:p><text:span text:style-name="T6">File is a collection of particular data stored in a particular area on the disk.</text:span></text:p>
                  </text:list-header>
                </text:list>
              </text:list-item>
            </text:list>
            <text:p><text:span text:style-name="T6"><text:s text:c="16"/></text:span><text:span text:style-name="T6">The data is manipulated using File Operations .</text:span></text:p>
            <text:list text:continue-numbering="true" text:style-name="L4">
              <text:list-item>
                <text:p><text:span text:style-name="T5">Why we need a File </text:span><text:span text:style-name="T6">?</text:span></text:p>
                <text:p><text:span text:style-name="T6"><text:s text:c="7"/></text:span><text:span text:style-name="T6">To store data permanently in secondary storage. </text:span></text:p>
              </text:list-item>
              <text:list-item>
                <text:p><text:span text:style-name="T5">Types of Files</text:span></text:p>
                <text:list>
                  <text:list-item>
                    <text:p><text:span text:style-name="T6">Text File</text:span></text:p>
                  </text:list-item>
                  <text:list-item>
                    <text:p><text:span text:style-name="T6">Binary File</text:span></text:p>
                  </text:list-item>
                </text:list>
              </text:list-item>
            </text:list>
            <text:p><text:span text:style-name="T6"/></text:p>
            <text:list text:continue-numbering="true" text:style-name="L4">
              <text:list-item>
                <text:list>
                  <text:list-header>
                    <text:p><text:span text:style-name="T6"/></text:p>
                    <text:p><text:span text:style-name="T6"/></text:p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date-time-name="dtd1" xml:id="id4" draw:id="id4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File Structure and File Pointer</text:span></text:p>
          </draw:text-box>
        </draw:frame>
        <draw:frame draw:name="Content Placeholder 4" presentation:style-name="pr8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7">File Structure</text:span></text:p>
              </text:list-item>
            </text:list>
            <text:p><text:s/><text:tab/><text:tab/>Structure of a FILE . <text:s/></text:p>
            <text:list text:continue-numbering="true" text:style-name="L4">
              <text:list-item>
                <text:p><text:span text:style-name="T8">FILE pointer</text:span></text:p>
                <text:list>
                  <text:list-header>
                    <text:p>Syntax <text:tab/><text:tab/> :<text:tab/>FILE *&lt;variable name&gt;;</text:p>
                  </text:list-header>
                </text:list>
              </text:list-item>
            </text:list>
            <text:p><text:s/><text:tab/><text:tab/>Declaration <text:tab/>:<text:tab/>FILE<text:tab/> *fptr = NULL;</text:p>
            <text:list text:style-name="L5">
              <text:list-header>
                <text:p text:style-name="P1"><text:span text:style-name="T7"/></text:p>
              </text:list-header>
            </text:list>
          </draw:text-box>
          <office:event-listeners>
            <presentation:event-listener script:event-name="dom:click" presentation:action="show" xlink:href="../file.c" xlink:type="simple" xlink:show="embed" xlink:actuate="onRequest"/>
          </office:event-listeners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use-date-time-name="dtd1" xml:id="id5" draw:id="id5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Modes of File Access</text:span></text:p>
          </draw:text-box>
        </draw:frame>
        <draw:frame draw:name="Content Placeholder 4" presentation:style-name="pr9" draw:text-style-name="P7" draw:layer="layout" svg:width="19.616cm" svg:height="9.143cm" svg:x="0.347cm" svg:y="1.483cm" presentation:class="outline" presentation:user-transformed="true">
          <draw:text-box>
            <text:p/>
          </draw:text-box>
        </draw:frame>
        <draw:frame draw:style-name="standard" draw:layer="layout" svg:width="19.209cm" svg:height="8.948cm" svg:x="0.753cm" svg:y="1.67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9">Mode</text:span></text:p>
              </table:table-cell>
              <table:table-cell>
                <text:p text:style-name="P8"><text:span text:style-name="T9">Usage</text:span></text:p>
              </table:table-cell>
              <table:table-cell>
                <text:p text:style-name="P8"><text:span text:style-name="T9">Create File</text:span></text:p>
              </table:table-cell>
              <table:table-cell>
                <text:p text:style-name="P8"><text:span text:style-name="T9">Existing File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a”</text:span></text:p>
              </table:table-cell>
              <table:table-cell table:style-name="ce3">
                <text:p text:style-name="P8"><text:span text:style-name="T10">Append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Append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a+”</text:span></text:p>
              </table:table-cell>
              <table:table-cell>
                <text:p text:style-name="P8"><text:span text:style-name="T10">Read &amp; Write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Append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r”</text:span></text:p>
              </table:table-cell>
              <table:table-cell>
                <text:p text:style-name="P8"><text:span text:style-name="T10">Read</text:span></text:p>
              </table:table-cell>
              <table:table-cell>
                <text:p text:style-name="P8"><text:span text:style-name="T10">No</text:span></text:p>
              </table:table-cell>
              <table:table-cell>
                <text:p text:style-name="P8"><text:span text:style-name="T10">Must Exist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r+”</text:span></text:p>
              </table:table-cell>
              <table:table-cell>
                <text:p text:style-name="P8"><text:span text:style-name="T10">Read &amp; Write</text:span></text:p>
              </table:table-cell>
              <table:table-cell>
                <text:p text:style-name="P8"><text:span text:style-name="T10">No</text:span></text:p>
              </table:table-cell>
              <table:table-cell>
                <text:p text:style-name="P8"><text:span text:style-name="T10">Must Exist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0">“</text:span><text:span text:style-name="T10">w”</text:span></text:p>
              </table:table-cell>
              <table:table-cell>
                <text:p text:style-name="P8"><text:span text:style-name="T10">Write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Destroy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0">“</text:span><text:span text:style-name="T10">w+”</text:span></text:p>
              </table:table-cell>
              <table:table-cell>
                <text:p text:style-name="P8"><text:span text:style-name="T10">Read &amp; Write</text:span></text:p>
              </table:table-cell>
              <table:table-cell>
                <text:p text:style-name="P8"><text:span text:style-name="T10">Yes</text:span></text:p>
              </table:table-cell>
              <table:table-cell>
                <text:p text:style-name="P8"><text:span text:style-name="T10">Destroy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use-date-time-name="dtd1" xml:id="id6" draw:id="id6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File Operations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7">Open a File</text:span><text:span text:style-name="T4"> </text:span><text:span text:style-name="T7">:</text:span></text:p>
                <text:list>
                  <text:list-header>
                    <text:p>Syntax <text:tab/><text:tab/>: <text:tab/>fopen(&lt;File Name&gt;, &lt;File Accessing Mode&gt;);</text:p>
                    <text:p>Declaration <text:tab/>:<text:tab/>FILE *fopen(char *name, char *mode);</text:p>
                    <text:p>Use<text:tab/><text:tab/><text:tab/>:<text:tab/>FILE *fptr = fopen(“emp.txt”, “r”);</text:p>
                  </text:list-header>
                </text:list>
              </text:list-item>
              <text:list-item>
                <text:p><text:span text:style-name="T8">Close a File:</text:span></text:p>
                <text:list>
                  <text:list-header>
                    <text:p>Syntax<text:tab/><text:tab/>:<text:tab/>fclose(&lt;file pointer&gt;);</text:p>
                    <text:p>Declaration<text:tab/>:<text:tab/>extern int fclose(FILE *stream);</text:p>
                    <text:p>Use<text:tab/><text:tab/><text:tab/>:<text:tab/>fclose(fptr);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use-date-time-name="dtd1" xml:id="id7" draw:id="id7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Contd..</text:span></text:p>
          </draw:text-box>
        </draw:frame>
        <draw:frame draw:name="Content Placeholder 4" presentation:style-name="pr10" draw:text-style-name="P5" draw:layer="layout" svg:width="19.616cm" svg:height="9.143cm" svg:x="0.347cm" svg:y="1.484cm" presentation:class="outline" presentation:user-transformed="true">
          <draw:text-box>
            <text:list text:style-name="L4">
              <text:list-item>
                <text:p text:style-name="P1"><text:span text:style-name="T7">Write Data To File:</text:span></text:p>
                <text:list>
                  <text:list-item>
                    <text:p><text:span text:style-name="T11">int fprintf(FILE *fp, char *format, …...);</text:span></text:p>
                  </text:list-item>
                  <text:list-item>
                    <text:p><text:span text:style-name="T11">int putc(int c, FILE *fp);</text:span></text:p>
                  </text:list-item>
                  <text:list-item>
                    <text:p><text:span text:style-name="T11">int fputs(const int *str, FILE *fp);</text:span></text:p>
                  </text:list-item>
                  <text:list-item>
                    <text:p><text:span text:style-name="T11">size_t fwrite(const void *ptr, size_t size, size_t nobj, FILE *stream);</text:span></text:p>
                  </text:list-item>
                </text:list>
              </text:list-item>
            </text:list>
            <text:p/>
          </draw:text-box>
          <office:event-listeners>
            <presentation:event-listener script:event-name="dom:click" presentation:action="show" xlink:href="../file.c" xlink:type="simple" xlink:show="embed" xlink:actuate="onRequest"/>
          </office:event-listeners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use-date-time-name="dtd1" xml:id="id8" draw:id="id8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Contd..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7">Read Data From File :</text:span></text:p>
              </text:list-item>
            </text:list>
            <text:list text:style-name="L7">
              <text:list-item>
                <text:list>
                  <text:list-item>
                    <text:p><text:span text:style-name="T11">int fscanf(FILE *fp, char *format, …...);</text:span></text:p>
                  </text:list-item>
                  <text:list-item>
                    <text:p><text:span text:style-name="T11">Int getc(int c, FILE *fp);</text:span></text:p>
                  </text:list-item>
                  <text:list-item>
                    <text:p><text:span text:style-name="T11">Int fgets(const int *str, FILE *fp);</text:span></text:p>
                  </text:list-item>
                  <text:list-item>
                    <text:p><text:span text:style-name="T11">size_t fread(const void *ptr, size_t size, size_t nobj, FILE *stream);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use-date-time-name="dtd1" xml:id="id9" draw:id="id9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File Positioning Function</text:span></text:p>
          </draw:text-box>
        </draw:frame>
        <draw:frame draw:name="Content Placeholder 4" presentation:style-name="pr11" draw:text-style-name="P5" draw:layer="layout" svg:width="19.616cm" svg:height="9.143cm" svg:x="0.347cm" svg:y="1.484cm" presentation:class="outline" presentation:user-transformed="true">
          <draw:text-box>
            <text:list text:style-name="L4">
              <text:list-item>
                <text:p text:style-name="P1"><text:span text:style-name="T12">int fseek(FILE *stream, long offset, int origin)</text:span></text:p>
                <text:list>
                  <text:list-item>
                    <text:list>
                      <text:list-item>
                        <text:p><text:span text:style-name="T13">To set the file position for stream.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2">long ftell(FILE *stream)</text:span></text:p>
                <text:list>
                  <text:list-item>
                    <text:list>
                      <text:list-item>
                        <text:p><text:span text:style-name="T13">To return current position of Fil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2">void rewind(FILE *stream)</text:span></text:p>
                <text:list>
                  <text:list-item>
                    <text:list>
                      <text:list-item>
                        <text:p><text:span text:style-name="T13">To Set pointer File at beginning </text:span><text:span text:style-name="T11"><text:s/></text:span></text:p>
                      </text:list-item>
                    </text:list>
                  </text:list-item>
                </text:list>
              </text:list-item>
            </text:list>
            <text:p/>
          </draw:text-box>
          <office:event-listeners>
            <presentation:event-listener script:event-name="dom:click" presentation:action="show" xlink:href="../file.c" xlink:type="simple" xlink:show="embed" xlink:actuate="onRequest"/>
          </office:event-listeners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date-time-name="dtd1" xml:id="id10" draw:id="id10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Error Functions</text:span></text:p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4">
              <text:list-item>
                <text:p text:style-name="P1"><text:span text:style-name="T4">int feof(FILE *stream)</text:span></text:p>
                <text:list>
                  <text:list-item>
                    <text:p>feof returns non zero if the end of file indicator for stream is set.</text:p>
                  </text:list-item>
                </text:list>
              </text:list-item>
              <text:list-item>
                <text:p>void perror(const char *s)</text:p>
                <text:list>
                  <text:list-item>
                    <text:p>Prints s and an implementation-defined error message corresponding to the integer in errno .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use-date-time-name="dtd1" xml:id="id11" draw:id="id11">
        <office:forms form:automatic-focus="false" form:apply-design-mode="false"/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</text:list>
            <text:p text:style-name="P8"><text:span text:style-name="T4"/></text:p>
            <text:p text:style-name="P8"><text:span text:style-name="T14"/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Content Placeholder 4" presentation:style-name="pr5" draw:text-style-name="P5" draw:layer="layout" svg:width="19.616cm" svg:height="9.143cm" svg:x="0.347cm" svg:y="1.483cm" presentation:class="outline" presentation:user-transformed="true">
          <draw:text-box>
            <text:list text:style-name="L3">
              <text:list-header>
                <text:p text:style-name="P8"><text:span text:style-name="T4"/></text:p>
              </text:list-header>
            </text:list>
            <text:p text:style-name="P8"><text:span text:style-name="T4"/></text:p>
            <text:p text:style-name="P8"><text:span text:style-name="T15">Queries ?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ddress" presentation:use-date-time-name="dtd1" xml:id="id12" draw:id="id12"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osing" presentation:use-date-time-name="dtd1" xml:id="id13" draw:id="id13"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ffffff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4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8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1:09:27.202952235</meta:creation-date>
    <dc:date>2016-12-15T13:32:34.152185868</dc:date>
    <meta:editing-duration>PT12H3M9S</meta:editing-duration>
    <meta:editing-cycles>32</meta:editing-cycles>
    <meta:generator>LibreOffice/4.2.3.3$Linux_x86 LibreOffice_project/420m0$Build-3</meta:generator>
    <meta:document-statistic meta:object-count="151"/>
  </office:meta>
</office:document-meta>
</file>